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Arial-ItalicMT" svg:font-family="Arial-ItalicMT" style:font-family-generic="script"/>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0pt" style:font-size-asian="20pt" style:font-size-complex="20pt"/>
    </style:style>
    <style:style style:name="P2" style:family="paragraph" style:parent-style-name="Standard">
      <style:text-properties fo:font-size="16pt" style:font-size-asian="16pt" style:font-size-complex="16pt"/>
    </style:style>
    <style:style style:name="P3" style:family="paragraph" style:parent-style-name="Standard">
      <style:text-properties style:font-name="Arial-ItalicMT" fo:font-size="16pt" fo:font-style="italic" style:font-name-asian="Arial-ItalicMT" style:font-size-asian="16pt" style:font-style-asian="italic" style:font-name-complex="Arial-ItalicMT" style:font-size-complex="16pt" style:font-style-complex="italic"/>
    </style:style>
    <style:style style:name="P4" style:family="paragraph" style:parent-style-name="Standard" style:list-style-name="">
      <style:paragraph-properties fo:text-align="start" style:justify-single-word="false" style:text-autospace="none"/>
      <style:text-properties style:font-name="ArialMT" fo:font-size="12pt" style:font-name-asian="ArialMT" style:font-size-asian="12pt" style:font-name-complex="ArialMT" style:font-size-complex="12pt"/>
    </style:style>
    <style:style style:name="P5" style:family="paragraph" style:parent-style-name="Standard" style:list-style-name="">
      <style:paragraph-properties style:text-autospace="none"/>
      <style:text-properties fo:font-size="12pt" style:font-size-asian="12pt" style:font-size-complex="12pt"/>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style:font-name="ArialMT" style:font-name-asian="ArialMT" style:font-name-complex="ArialM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ravspecifikation för Supesu</text:p>
      <text:p text:style-name="P1"><text:span text:style-name="T1"/></text:p>
      <text:p text:style-name="P1"><text:span text:style-name="T1">Funktionella krav</text:span></text:p>
      <text:p text:style-name="P1"><text:span text:style-name="T2"/></text:p>
      <text:p text:style-name="P2">F1 Användning av spelet</text:p>
      <text:p text:style-name="P2"><text:span text:style-name="T2"/></text:p>
      <text:p text:style-name="P2"><text:span text:style-name="T2">Användaren måste ha .NET 4.0, XNA 4.0 Redistributable och DirectX samt tillräcklig datorprestanda.</text:span></text:p>
      <text:p text:style-name="P2"><text:span text:style-name="T2"/></text:p>
      <text:p text:style-name="P2">Projektkrav</text:p>
      <text:p text:style-name="P2"/>
      <text:p text:style-name="P2">P1 Menyer</text:p>
      <text:p text:style-name="P2"><text:span text:style-name="T2"/></text:p>
      <text:p text:style-name="P2"><text:span text:style-name="T2">När spelet startas ska en meny presenteras för spelare där man kan välja ett antal olika alternativ. New Game =&gt; Dificulties, Highscores, Options, Exit Game.</text:span></text:p>
      <text:p text:style-name="P2"><text:span text:style-name="T2"/></text:p>
      <text:p text:style-name="P2"><text:span text:style-name="T2">Referens: BK 4</text:span></text:p>
      <text:p text:style-name="P2"><text:span text:style-name="T2">Status: Ej påbörjat</text:span></text:p>
      <text:p text:style-name="P2"><text:span text:style-name="T2">Testning: Testas genom att gå igenom alla menyval när de är implementerade för att se till att de fungerar som tänkt.</text:span></text:p>
      <text:p text:style-name="P2"><text:span text:style-name="T2">Prioritet: Hög</text:span></text:p>
      <text:p text:style-name="P2"/>
      <text:p text:style-name="P2">P2 Kontroller</text:p>
      <text:p text:style-name="P2"><text:span text:style-name="T2"/></text:p>
      <text:p text:style-name="P2"><text:span text:style-name="T2">Spelaren ska med hjälp av tangentbordet kunna styra farkosten och avfyra vapen.</text:span></text:p>
      <text:p text:style-name="P2"><text:span text:style-name="T2"/></text:p>
      <text:p text:style-name="P2"><text:span text:style-name="T2">Referenser: BK 1, 1.1</text:span></text:p>
      <text:p text:style-name="P2"><text:span text:style-name="T2">Status: Ej påbörjat</text:span></text:p>
      <text:p text:style-name="P2"><text:span text:style-name="T2">Testning: Testas genom att efter implementation prova ifall kontrollerna fungerar som tänkt.</text:span></text:p>
      <text:p text:style-name="P2"><text:span text:style-name="T2">Prioritet: Medel</text:span></text:p>
      <text:p text:style-name="P2"/>
      <text:p text:style-name="P2">P3 Poängsystem</text:p>
      <text:p text:style-name="P2"><text:span text:style-name="T2"/></text:p>
      <text:p text:style-name="P2"><text:span text:style-name="T2">Spelet ska ha ett poängsystem som räknar poängen spelaren får i varje spelrunda, sparar detta och skapar en lokal rankningslista. Den totala poängen kommer också att visas och med hjälp av den så ska spelaren kunna låsa upp olika vapen, farkoster och bakgrunder.</text:span></text:p>
      <text:p text:style-name="P2"><text:span text:style-name="T2"/></text:p>
      <text:p text:style-name="P2"><text:span text:style-name="T2">Referenser: BK 2, 2,1, 3</text:span></text:p>
      <text:p text:style-name="P2"><text:span text:style-name="T2">Status: Ej påbörjat</text:span></text:p>
      <text:p text:style-name="P2"><text:span text:style-name="T2">Testning: Testas genom att spela spelet och kontrollera poängen i highscorelistan, se till att de upplåsbara vapen, farkoster och bakgrunder går att välja när poängen är nådd.</text:span></text:p>
      <text:p text:style-name="P2"><text:span text:style-name="T2">Proritet: Medel</text:span></text:p>
      <text:p text:style-name="P2"/>
      <text:p text:style-name="P2"/>
      <text:p text:style-name="P2"/>
      <text:p text:style-name="P2"/>
      <text:p text:style-name="P2"/>
      <text:p text:style-name="P2"><text:soft-page-break/></text:p>
      <text:p text:style-name="P2">P4 Nivåer och level design</text:p>
      <text:p text:style-name="P2"><text:span text:style-name="T2"/></text:p>
      <text:p text:style-name="P2"><text:span text:style-name="T2"><text:s/>I spelet ska det finnas minnst 3st olika nivåer, i varje nivå ska det finnas vanliga monster som spelaren måste utplåna, därefter kommer en boss som också den måste förintas. När spelaren har gjort detta kommer den att ta sig vidare till nästa nivå. Fienderna ska med olika medel försöka utplåna spelaren innan det motsatta händer.</text:span></text:p>
      <text:p text:style-name="P2"><text:span text:style-name="T2"/></text:p>
      <text:p text:style-name="P2"><text:span text:style-name="T2">Referenser: BK 5, 6</text:span></text:p>
      <text:p text:style-name="P2"><text:span text:style-name="T2">Status: Ej påbörjat</text:span></text:p>
      <text:p text:style-name="P2"><text:span text:style-name="T2">Testning: Denna del testas genom att spela spelet.</text:span></text:p>
      <text:p text:style-name="P2"><text:span text:style-name="T2">Prioritet: Hög</text:span></text:p>
      <text:p text:style-name="P2"/>
      <text:p text:style-name="P2">P5 Hemlig nivå</text:p>
      <text:p text:style-name="P2"><text:span text:style-name="T2"/></text:p>
      <text:p text:style-name="P2"><text:span text:style-name="T2">En hemliga nivå ska finnas, för att låsa upp denna nivå måste spelare genom ett gömt pussel eller liknande klara för att låsa upp, den kommer finnas att välja efter man har tryckt på "New Game".</text:span></text:p>
      <text:p text:style-name="P2"><text:span text:style-name="T2"/></text:p>
      <text:p text:style-name="P2"><text:span text:style-name="T2">Referens: BK 7</text:span></text:p>
      <text:p text:style-name="P2"><text:span text:style-name="T2">Status: Ej påbörjat</text:span></text:p>
      <text:p text:style-name="P2"><text:span text:style-name="T2">Testning: Kommer testas genom att pusslet löses och sedan provkörs.</text:span></text:p>
      <text:p text:style-name="P2"><text:span text:style-name="T2">Prioritet: Låg</text:span></text:p>
      <text:p text:style-name="P2"><text:span text:style-name="T2"/></text:p>
      <text:p text:style-name="P2"><text:span text:style-name="T2"/></text:p>
      <text:p text:style-name="P3">Namn och program</text:p>
      <text:p text:style-name="P3"/>
      <text:p text:style-name="P4">Hampus Karlsson, hk222gn</text:p>
      <text:p text:style-name="P5"><text:span text:style-name="T3">Utvecklare av digitala tjäns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Arial-ItalicMT" svg:font-family="Arial-ItalicMT" style:font-family-generic="script"/>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3M23S</meta:editing-duration>
    <meta:editing-cycles>5</meta:editing-cycles>
    <meta:generator>OpenOffice/4.0.1$Win32 OpenOffice.org_project/401m5$Build-9714</meta:generator>
    <dc:date>2014-04-13T23:54:19.06</dc:date>
    <meta:document-statistic meta:table-count="0" meta:image-count="0" meta:object-count="0" meta:page-count="2" meta:paragraph-count="38" meta:word-count="341" meta:character-count="2109"/>
    <meta:user-defined meta:name="Info 1"/>
    <meta:user-defined meta:name="Info 2"/>
    <meta:user-defined meta:name="Info 3"/>
    <meta:user-defined meta:name="Info 4"/>
  </office:meta>
</office:document-meta>
</file>